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Pictures/10000000000000080000000820A1E16DA75ED138.png" manifest:media-type="image/png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imbus Sans" svg:font-family="'Nimbus Sans'" style:font-family-generic="swiss" style:font-pitch="variable"/>
    <style:font-face style:name="Nimbus Sans1" svg:font-family="'Nimbus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71mm"/>
    </style:style>
    <style:style style:name="co3" style:family="table-column">
      <style:table-column-properties fo:break-before="auto" style:column-width="30.99mm"/>
    </style:style>
    <style:style style:name="co4" style:family="table-column">
      <style:table-column-properties fo:break-before="auto" style:column-width="26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4" style:family="table-cell" style:parent-style-name="Default">
      <style:table-cell-properties fo:background-color="#ff6d6d" style:text-align-source="fix" style:repeat-content="false" fo:border="0.74pt solid #000000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ffffa6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Nimbus Sans1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Nimbus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imbus Sans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95.09mm" svg:y="4.26mm">
            <draw:object draw:notify-on-update-of-ranges="Sheet1.C3:Sheet1.C42 Sheet1.D3:Sheet1.D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6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n</text:p>
          </table:table-cell>
          <table:table-cell table:style-name="ce3" office:value-type="string" calcext:value-type="string" table:number-columns-spanned="2" table:number-rows-spanned="1">
            <text:p>istruzioni per n</text:p>
          </table:table-cell>
          <table:covered-table-cell table:style-name="ce5"/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<text:span text:style-name="T1">ricorsivo </text:span><text:span text:style-name="T2">Ө(n^2)</text:span></text:p>
          </table:table-cell>
          <table:table-cell table:style-name="ce3" office:value-type="string" calcext:value-type="string">
            <text:p><text:span text:style-name="T1">Iterativo </text:span><text:span text:style-name="T2">Ө(n)</text:span>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77" calcext:value-type="float">
            <text:p>177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87" calcext:value-type="float">
            <text:p>287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65" calcext:value-type="float">
            <text:p>465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53" calcext:value-type="float">
            <text:p>753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219" calcext:value-type="float">
            <text:p>1219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73" calcext:value-type="float">
            <text:p>1973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193" calcext:value-type="float">
            <text:p>3193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167" calcext:value-type="float">
            <text:p>5167</text:p>
          </table:table-cell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361" calcext:value-type="float">
            <text:p>8361</text:p>
          </table:table-cell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3529" calcext:value-type="float">
            <text:p>13529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891" calcext:value-type="float">
            <text:p>21891</text:p>
          </table:table-cell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5421" calcext:value-type="float">
            <text:p>35421</text:p>
          </table:table-cell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57313" calcext:value-type="float">
            <text:p>57313</text:p>
          </table:table-cell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92735" calcext:value-type="float">
            <text:p>92735</text:p>
          </table:table-cell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50049" calcext:value-type="float">
            <text:p>150049</text:p>
          </table:table-cell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42785" calcext:value-type="float">
            <text:p>242785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ce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92835" calcext:value-type="float">
            <text:p>392835</text:p>
          </table:table-cell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635621" calcext:value-type="float">
            <text:p>635621</text:p>
          </table:table-cell>
          <table:table-cell office:value-type="float" office:value="132" calcext:value-type="float">
            <text:p>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028457" calcext:value-type="float">
            <text:p>1028457</text:p>
          </table:table-cell>
          <table:table-cell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664079" calcext:value-type="float">
            <text:p>1664079</text:p>
          </table:table-cell>
          <table:table-cell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692537" calcext:value-type="float">
            <text:p>2692537</text:p>
          </table:table-cell>
          <table:table-cell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4356617" calcext:value-type="float">
            <text:p>4356617</text:p>
          </table:table-cell>
          <table:table-cell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7049155" calcext:value-type="float">
            <text:p>7049155</text:p>
          </table:table-cell>
          <table:table-cell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1405773" calcext:value-type="float">
            <text:p>11405773</text:p>
          </table:table-cell>
          <table:table-cell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8454929" calcext:value-type="float">
            <text:p>18454929</text:p>
          </table:table-cell>
          <table:table-cell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9860703" calcext:value-type="float">
            <text:p>29860703</text:p>
          </table:table-cell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8315633" calcext:value-type="float">
            <text:p>48315633</text:p>
          </table:table-cell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78176337" calcext:value-type="float">
            <text:p>78176337</text:p>
          </table:table-cell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26491971" calcext:value-type="float">
            <text:p>126491971</text:p>
          </table:table-cell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04668309" calcext:value-type="float">
            <text:p>204668309</text:p>
          </table:table-cell>
          <table:table-cell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31160281" calcext:value-type="float">
            <text:p>331160281</text:p>
          </table:table-cell>
          <table:table-cell office:value-type="float" office:value="197" calcext:value-type="float">
            <text:p>19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imbus Sans" svg:font-family="'Nimbus Sans'" style:font-family-generic="swiss" style:font-pitch="variable"/>
    <style:font-face style:name="Nimbus Sans1" svg:font-family="'Nimbus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Nimbus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Nimbus Roman'" style:font-family-generic="roman" style:font-pitch="variable" fo:font-size="12pt" fo:language="it" fo:country="IT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8P0"/>
    </number:currency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currency-style style:name="N124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6P0"/>
    </number:currency-style>
    <number:date-style style:name="N12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 number:calendar="jewish"/>
      <number:text> </number:text>
      <number:month number:calendar="jewish" number:style="long" number:textual="true"/>
    </number:date-style>
    <number:date-style style:name="N134">
      <number:month number:calendar="jewish" number:style="long" number:textual="true"/>
      <number:text> </number:text>
      <number:day number:calendar="jewish"/>
    </number:date-style>
    <number:date-style style:name="N135">
      <number:month number:calendar="jewish" number:style="long" number:textual="true"/>
      <number:text> </number:text>
      <number:year number:calendar="jewish" number:style="long"/>
    </number:date-style>
    <number:date-style style:name="N136">
      <number:month number:calendar="jewish" number:style="long" number:textual="true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4:43:40.516874864</meta:creation-date>
    <dc:date>2023-03-23T18:33:43.899711684</dc:date>
    <meta:editing-duration>PT52M46S</meta:editing-duration>
    <meta:editing-cycles>5</meta:editing-cycles>
    <meta:generator>LibreOffice/7.5.1.2$Linux_AARCH64 LibreOffice_project/50$Build-2</meta:generator>
    <meta:document-statistic meta:table-count="1" meta:cell-count="12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000" chart:origin="0" chart:interval-major="100" chart:interval-minor-divis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98cm" svg:y="0.316cm" chart:style-name="ch2">
          <text:p>Complessità asintotica fibonacci</text:p>
        </chart:title>
        <chart:legend chart:legend-position="end" svg:x="13.351cm" svg:y="3.996cm" style:legend-expansion="high" chart:style-name="ch3"/>
        <chart:plot-area chart:style-name="ch4" table:cell-range-address="Sheet1.C3:Sheet1.D42" chart:data-source-has-labels="row" svg:x="1.279cm" svg:y="1.231cm" svg:width="11.752cm" svg:height="6.66cm">
          <chart:coordinate-region svg:x="2.306cm" svg:y="1.408cm" svg:width="10.725cm" svg:height="5.71cm"/>
          <chart:axis chart:dimension="x" chart:name="primary-x" chart:style-name="ch5">
            <chart:title svg:x="6.983cm" svg:y="8.071cm" chart:style-name="ch6">
              <text:p>N</text:p>
            </chart:title>
            <chart:grid chart:style-name="ch7" chart:class="major"/>
          </chart:axis>
          <chart:axis chart:dimension="y" chart:name="primary-y" chart:style-name="ch8">
            <chart:title svg:x="0.451cm" svg:y="5.253cm" chart:style-name="ch9">
              <text:p>Istruzioni</text:p>
            </chart:title>
            <chart:grid chart:style-name="ch7" chart:class="major"/>
            <chart:grid chart:style-name="ch10" chart:class="minor"/>
          </chart:axis>
          <chart:series chart:style-name="ch11" chart:values-cell-range-address="Sheet1.C3:Sheet1.C42" loext:label-string="ricorsivo" chart:class="chart:line">
            <chart:data-point chart:repeated="40"/>
          </chart:series>
          <chart:series chart:style-name="ch12" chart:values-cell-range-address="Sheet1.D3:Sheet1.D42" loext:label-string="iterativo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icorsivo</text:p>
              </table:table-cell>
              <table:table-cell office:value-type="string">
                <text:p>iterativ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3:Sheet1.C42</svg:desc>
                </draw:g>
              </table:table-cell>
              <table:table-cell office:value-type="float" office:value="2">
                <text:p>2</text:p>
                <draw:g>
                  <svg:desc>Sheet1.D3:Sheet1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">
                <text:p>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">
                <text:p>6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9">
                <text:p>1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7">
                <text:p>17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7">
                <text:p>28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5">
                <text:p>46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3">
                <text:p>75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19">
                <text:p>12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73">
                <text:p>19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93">
                <text:p>319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67">
                <text:p>516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361">
                <text:p>836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529">
                <text:p>1352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891">
                <text:p>2189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421">
                <text:p>3542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313">
                <text:p>5731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735">
                <text:p>9273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049">
                <text:p>15004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2785">
                <text:p>24278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2835">
                <text:p>39283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35621">
                <text:p>63562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8457">
                <text:p>102845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64079">
                <text:p>166407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92537">
                <text:p>269253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56617">
                <text:p>435661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049155">
                <text:p>704915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405773">
                <text:p>1140577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454929">
                <text:p>1845492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860703">
                <text:p>2986070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315633">
                <text:p>4831563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8176337">
                <text:p>7817633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491971">
                <text:p>12649197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4668309">
                <text:p>20466830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1160281">
                <text:p>331160281</text:p>
              </table:table-cell>
              <table:table-cell office:value-type="float" office:value="197">
                <text:p>1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AARCH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fill-image draw:name="ChartBitmap_20_1" draw:display-name="ChartBitmap 1" xlink:href="Pictures/10000000000000080000000820A1E16DA75ED138.png" xlink:type="simple" xlink:show="embed" xlink:actuate="onLoad"/>
  </office:styles>
</office:document-styles>
</file>